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mojiOne Color" svg:font-family="'EmojiOne Colo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text-properties fo:language="fr" fo:country="CH"/>
    </style:style>
    <style:style style:name="P2" style:family="paragraph" style:parent-style-name="Standard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text-properties fo:language="fr" fo:country="CH" officeooo:paragraph-rsid="0019f8c1"/>
    </style:style>
    <style:style style:name="P4" style:family="paragraph" style:parent-style-name="Standard">
      <style:text-properties fo:language="fr" fo:country="CH" officeooo:rsid="001b3212" officeooo:paragraph-rsid="001b3212"/>
    </style:style>
    <style:style style:name="P5" style:family="paragraph" style:parent-style-name="Standard">
      <style:text-properties fo:language="fr" fo:country="CH" officeooo:rsid="001cc591" officeooo:paragraph-rsid="001cc591"/>
    </style:style>
    <style:style style:name="P6" style:family="paragraph" style:parent-style-name="Standard">
      <style:text-properties fo:language="fr" fo:country="CH" officeooo:paragraph-rsid="00251614"/>
    </style:style>
    <style:style style:name="P7" style:family="paragraph" style:parent-style-name="Title">
      <style:paragraph-properties fo:text-align="center" style:justify-single-word="false"/>
      <style:text-properties officeooo:paragraph-rsid="001fb5f8"/>
    </style:style>
    <style:style style:name="P8" style:family="paragraph" style:parent-style-name="Title" style:master-page-name="MasterPage2">
      <style:paragraph-properties fo:text-align="center" style:justify-single-word="false" style:page-number="auto"/>
      <style:text-properties officeooo:paragraph-rsid="001fb5f8"/>
    </style:style>
    <style:style style:name="P9" style:family="paragraph" style:parent-style-name="Standard" style:list-style-name="WWNum8">
      <style:text-properties fo:language="fr" fo:country="CH"/>
    </style:style>
    <style:style style:name="P10" style:family="paragraph" style:parent-style-name="Standard" style:list-style-name="WWNum8">
      <style:text-properties fo:language="fr" fo:country="CH" officeooo:rsid="0010713c" officeooo:paragraph-rsid="0010713c"/>
    </style:style>
    <style:style style:name="T64" style:family="text">
      <style:text-properties officeooo:rsid="0013de83"/>
    </style:style>
    <style:style style:name="T65" style:family="text">
      <style:text-properties officeooo:rsid="0015d3e1"/>
    </style:style>
    <style:style style:name="T66" style:family="text">
      <style:text-properties officeooo:rsid="0017d77c"/>
    </style:style>
    <style:style style:name="T67" style:family="text">
      <style:text-properties officeooo:rsid="0018ea67"/>
    </style:style>
    <style:style style:name="T68" style:family="text">
      <style:text-properties style:font-name="EmojiOne Color" officeooo:rsid="0018ea67" style:font-name-asian="EmojiOne Color" style:font-name-complex="EmojiOne Color"/>
    </style:style>
    <style:style style:name="T69" style:family="text">
      <style:text-properties style:font-name="EmojiOne Color" officeooo:rsid="0019f8c1" style:font-name-asian="EmojiOne Color" style:font-name-complex="EmojiOne Color"/>
    </style:style>
    <style:style style:name="T70" style:family="text">
      <style:text-properties officeooo:rsid="001974dd"/>
    </style:style>
    <style:style style:name="T71" style:family="text">
      <style:text-properties officeooo:rsid="001fe434"/>
    </style:style>
    <style:style style:name="T72" style:family="text">
      <style:text-properties officeooo:rsid="002094e6"/>
    </style:style>
    <style:style style:name="T73" style:family="text">
      <style:text-properties officeooo:rsid="00268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yage en Cybérie</text:p>
      <text:p text:style-name="P7">Gestion sécurisée de mots de passe</text:p>
      <text:p text:style-name="P1"/>
      <text:p text:style-name="P5">Durée 1 h 30, maximum 10 personnes</text:p>
      <text:p text:style-name="P1"/>
      <text:p text:style-name="P3">Vous avez trop de mots de passes ? <text:span text:style-name="T69">😞</text:span></text:p>
      <text:p text:style-name="P3">Le bouton « mot de passe oublié » est votre fidèle ami ? <text:span text:style-name="T69">😅</text:span></text:p>
      <text:p text:style-name="P3">Vous ne savez plus quoi inventer comme mot de passe ? <text:span text:style-name="T69">🤔</text:span></text:p>
      <text:p text:style-name="P3">Vous réutilisez vos mots de passes <text:span text:style-name="T72">pour</text:span> plusieurs <text:span text:style-name="T72">services</text:span> ? <text:span text:style-name="T69">😱</text:span></text:p>
      <text:p text:style-name="P3">Vous les stockez dans un fichier texte sur votre ordinateur, dans un brouillon de mail ou dans un bon vieux carnet en papier ? 🤫</text:p>
      <text:p text:style-name="P1"/>
      <text:p text:style-name="P6">Vous êtes nombreux dans ce cas. <text:span text:style-name="T65">C</text:span>eci n’est pas une fatalité ! </text:p>
      <text:p text:style-name="P6"/>
      <text:p text:style-name="P6">À travers ce voyage en « Cybérie », nous évoquerons les menaces qui planent sur les mots de passe, les bonnes pratiques ainsi que celle<text:span text:style-name="T71">s</text:span> à éviter à tout prix dans la gestion de vos mots de passe.</text:p>
      <text:p text:style-name="P1">Enfin, nous installerons et utiliserons le logiciel KeePassXC, <text:span text:style-name="T64">et nous </text:span><text:span text:style-name="T70">verrons comment l’intégrer à votre navigateur web et à votre système d’exploitation.</text:span></text:p>
      <text:p text:style-name="P1"/>
      <text:p text:style-name="P4">Fini le cauchemar des mots de passe !</text:p>
      <text:p text:style-name="P1"/>
      <text:p text:style-name="P1">Pré-requis :</text:p>
      <text:list xml:id="list1463282922" text:style-name="WWNum8">
        <text:list-item>
          <text:p text:style-name="P9">Être à l’aise avec un ordinateur <text:span text:style-name="T68">💻</text:span></text:p>
        </text:list-item>
        <text:list-item>
          <text:p text:style-name="P9">Disposer d’un ordinateur portable sous Windows, macOS ou Linux <text:span text:style-name="T66">sur lequel vous pouvez installer des </text:span><text:span text:style-name="T73">applications</text:span><text:span text:style-name="T66">, </text:span><text:span text:style-name="T67">et que vous pourrez amener le jour du voyage en Cybérie </text:span><text:span text:style-name="T68">😀</text:span></text:p>
        </text:list-item>
        <text:list-item>
          <text:p text:style-name="P10">Un navigateur web parmi :</text:p>
          <text:list>
            <text:list-item>
              <text:p text:style-name="P10">Firefox</text:p>
            </text:list-item>
            <text:list-item>
              <text:p text:style-name="P10">Microsoft Edge</text:p>
            </text:list-item>
            <text:list-item>
              <text:p text:style-name="P10">Google Chrome</text:p>
            </text:list-item>
            <text:list-item>
              <text:p text:style-name="P10">Vivaldi</text:p>
            </text:list-item>
            <text:list-item>
              <text:p text:style-name="P10">Brave</text:p>
            </text:list-item>
            <text:list-item>
              <text:p text:style-name="P10">Tor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mojiOne Color" svg:font-family="'EmojiOne Colo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0pt" fo:language="fr" fo:country="CH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0pt" fo:language="fr" fo:country="CH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fo:font-size="12pt"/>
    </style:style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/>
    <style:style style:name="Document_20_Title" style:display-name="Document Title" style:family="paragraph" style:parent-style-name="DStyle_5f_paragraph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DStyle_5f_paragraph" style:list-style-name="WWNum7">
      <style:text-properties fo:font-size="20pt" fo:font-weight="bold"/>
    </style:style>
    <style:style style:name="Head_20_2" style:display-name="Head 2" style:family="paragraph" style:parent-style-name="DStyle_5f_paragraph" style:list-style-name="WWNum7">
      <style:text-properties fo:font-size="16pt" fo:font-weight="bold"/>
    </style:style>
    <style:style style:name="Head_20_3" style:display-name="Head 3" style:family="paragraph" style:parent-style-name="DStyle_5f_paragraph">
      <style:text-properties fo:font-size="12pt" fo:font-weight="bold"/>
    </style:style>
    <style:style style:name="Enumerated_20_List" style:display-name="Enumerated List" style:family="paragraph" style:parent-style-name="DStyle_5f_paragraph">
      <style:text-properties fo:font-size="12pt"/>
    </style:style>
    <style:style style:name="Alphabetical_20_List" style:display-name="Alphabetical List" style:family="paragraph" style:parent-style-name="DStyle_5f_paragraph">
      <style:text-properties fo:font-size="12pt"/>
    </style:style>
    <style:style style:name="Bullet_20_List" style:display-name="Bullet List" style:family="paragraph" style:parent-style-name="DStyle_5f_paragraph">
      <style:text-properties fo:font-size="12pt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T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2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8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9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1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7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1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T1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2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2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2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2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2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2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2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3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4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5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7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8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0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4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2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3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5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6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8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meta:initial-creator/>
    <meta:creation-date/>
    <meta:editing-cycles>17</meta:editing-cycles>
    <meta:editing-duration>PT1H16M7S</meta:editing-duration>
    <dc:date>2022-02-06T16:57:01.063753570</dc:date>
    <meta:document-statistic meta:table-count="0" meta:image-count="0" meta:object-count="0" meta:page-count="1" meta:paragraph-count="22" meta:word-count="226" meta:character-count="1173" meta:non-whitespace-character-count="977"/>
  </office:meta>
</office:document-meta>
</file>